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3.095625cm" style:use-optimal-column-width="true"/>
    </style:style>
    <style:style style:name="co2" style:family="table-column">
      <style:table-column-properties fo:break-before="auto" style:column-width="2.619375cm" style:use-optimal-column-width="true"/>
    </style:style>
    <style:style style:name="co3" style:family="table-column">
      <style:table-column-properties fo:break-before="auto" style:column-width="2.301875cm" style:use-optimal-column-width="true"/>
    </style:style>
    <style:style style:name="co4" style:family="table-column">
      <style:table-column-properties fo:break-before="auto" style:column-width="3.175cm" style:use-optimal-column-width="true"/>
    </style:style>
    <style:style style:name="co5" style:family="table-column">
      <style:table-column-properties fo:break-before="auto" style:column-width="2.751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able:cell-range-source table:name="bvh_vs_linear_times" table:last-column-spanned="4" table:last-row-spanned="33" xlink:href="C:\Users\Jutta\Documents\Florian\Wynntils\Artemis\common\src\test\resources\bvh_vs_linear_times.csv"/>
            <text:p>Element Count</text:p>
          </table:table-cell>
          <table:table-cell office:value-type="string" table:style-name="ce1">
            <text:p>List Times</text:p>
          </table:table-cell>
          <table:table-cell office:value-type="string" table:style-name="ce1">
            <text:p>BVH Times</text:p>
          </table:table-cell>
          <table:table-cell office:value-type="string" table:style-name="ce1">
            <text:p>BVH Build Time</text:p>
          </table:table-cell>
          <table:table-cell table:style-name="ce1">
            <draw:frame draw:z-index="1" draw:id="id0" draw:style-name="a0" draw:name="Diagramm 1" svg:x="0.72917in" svg:y="0.0375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5"/>
          <table:table-cell table:style-name="ce1">
            <draw:frame draw:z-index="2" draw:id="id1" draw:style-name="a1" draw:name="Diagramm 2" svg:x="0.73333in" svg:y="0.04167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1">
          <table:table-cell office:value-type="float" office:value="32768" table:style-name="ce1">
            <text:p>32768</text:p>
          </table:table-cell>
          <table:table-cell office:value-type="float" office:value="425285100" table:style-name="ce1">
            <text:p>425285100</text:p>
          </table:table-cell>
          <table:table-cell office:value-type="float" office:value="25676900" table:style-name="ce1">
            <text:p>25676900</text:p>
          </table:table-cell>
          <table:table-cell office:value-type="float" office:value="1473" table:style-name="ce1">
            <text:p>1473</text:p>
          </table:table-cell>
          <table:table-cell table:number-columns-repeated="16380"/>
        </table:table-row>
        <table:table-row table:style-name="ro1">
          <table:table-cell office:value-type="float" office:value="65536" table:style-name="ce1">
            <text:p>65536</text:p>
          </table:table-cell>
          <table:table-cell office:value-type="float" office:value="1211238200" table:style-name="ce1">
            <text:p>1211238200</text:p>
          </table:table-cell>
          <table:table-cell office:value-type="float" office:value="34705300" table:style-name="ce1">
            <text:p>34705300</text:p>
          </table:table-cell>
          <table:table-cell office:value-type="float" office:value="8879" table:style-name="ce1">
            <text:p>8879</text:p>
          </table:table-cell>
          <table:table-cell table:number-columns-repeated="16380"/>
        </table:table-row>
        <table:table-row table:style-name="ro1">
          <table:table-cell office:value-type="float" office:value="98304" table:style-name="ce1">
            <text:p>98304</text:p>
          </table:table-cell>
          <table:table-cell office:value-type="float" office:value="1642652500" table:style-name="ce1">
            <text:p>1642652500</text:p>
          </table:table-cell>
          <table:table-cell office:value-type="float" office:value="35199400" table:style-name="ce1">
            <text:p>35199400</text:p>
          </table:table-cell>
          <table:table-cell office:value-type="float" office:value="4251" table:style-name="ce1">
            <text:p>4251</text:p>
          </table:table-cell>
          <table:table-cell table:number-columns-repeated="16380"/>
        </table:table-row>
        <table:table-row table:style-name="ro1">
          <table:table-cell office:value-type="float" office:value="131072" table:style-name="ce1">
            <text:p>131072</text:p>
          </table:table-cell>
          <table:table-cell office:value-type="float" office:value="2281104400" table:style-name="ce1">
            <text:p>2281104400</text:p>
          </table:table-cell>
          <table:table-cell office:value-type="float" office:value="34555800" table:style-name="ce1">
            <text:p>34555800</text:p>
          </table:table-cell>
          <table:table-cell office:value-type="float" office:value="2041" table:style-name="ce1">
            <text:p>2041</text:p>
          </table:table-cell>
          <table:table-cell table:number-columns-repeated="16380"/>
        </table:table-row>
        <table:table-row table:style-name="ro1">
          <table:table-cell office:value-type="float" office:value="163840" table:style-name="ce1">
            <text:p>163840</text:p>
          </table:table-cell>
          <table:table-cell office:value-type="float" office:value="2899555400" table:style-name="ce1">
            <text:p>2899555400</text:p>
          </table:table-cell>
          <table:table-cell office:value-type="float" office:value="36191100" table:style-name="ce1">
            <text:p>36191100</text:p>
          </table:table-cell>
          <table:table-cell office:value-type="float" office:value="4011" table:style-name="ce1">
            <text:p>4011</text:p>
          </table:table-cell>
          <table:table-cell table:number-columns-repeated="16380"/>
        </table:table-row>
        <table:table-row table:style-name="ro1">
          <table:table-cell office:value-type="float" office:value="196608" table:style-name="ce1">
            <text:p>196608</text:p>
          </table:table-cell>
          <table:table-cell office:value-type="float" office:value="2964726400" table:style-name="ce1">
            <text:p>2964726400</text:p>
          </table:table-cell>
          <table:table-cell office:value-type="float" office:value="33317800" table:style-name="ce1">
            <text:p>33317800</text:p>
          </table:table-cell>
          <table:table-cell office:value-type="float" office:value="5881" table:style-name="ce1">
            <text:p>5881</text:p>
          </table:table-cell>
          <table:table-cell table:number-columns-repeated="16380"/>
        </table:table-row>
        <table:table-row table:style-name="ro1">
          <table:table-cell office:value-type="float" office:value="229376" table:style-name="ce1">
            <text:p>229376</text:p>
          </table:table-cell>
          <table:table-cell office:value-type="float" office:value="2559590100" table:style-name="ce1">
            <text:p>2559590100</text:p>
          </table:table-cell>
          <table:table-cell office:value-type="float" office:value="31327200" table:style-name="ce1">
            <text:p>31327200</text:p>
          </table:table-cell>
          <table:table-cell office:value-type="float" office:value="5083" table:style-name="ce1">
            <text:p>5083</text:p>
          </table:table-cell>
          <table:table-cell table:number-columns-repeated="16380"/>
        </table:table-row>
        <table:table-row table:style-name="ro1">
          <table:table-cell office:value-type="float" office:value="262144" table:style-name="ce1">
            <text:p>262144</text:p>
          </table:table-cell>
          <table:table-cell office:value-type="float" office:value="2077039500" table:style-name="ce1">
            <text:p>2077039500</text:p>
          </table:table-cell>
          <table:table-cell office:value-type="float" office:value="64883000" table:style-name="ce1">
            <text:p>64883000</text:p>
          </table:table-cell>
          <table:table-cell office:value-type="float" office:value="7161" table:style-name="ce1">
            <text:p>7161</text:p>
          </table:table-cell>
          <table:table-cell table:number-columns-repeated="16380"/>
        </table:table-row>
        <table:table-row table:style-name="ro1">
          <table:table-cell office:value-type="float" office:value="294912" table:style-name="ce1">
            <text:p>294912</text:p>
          </table:table-cell>
          <table:table-cell office:value-type="float" office:value="2439872700" table:style-name="ce1">
            <text:p>2439872700</text:p>
          </table:table-cell>
          <table:table-cell office:value-type="float" office:value="32896000" table:style-name="ce1">
            <text:p>32896000</text:p>
          </table:table-cell>
          <table:table-cell office:value-type="float" office:value="4667" table:style-name="ce1">
            <text:p>4667</text:p>
          </table:table-cell>
          <table:table-cell table:number-columns-repeated="16380"/>
        </table:table-row>
        <table:table-row table:style-name="ro1">
          <table:table-cell office:value-type="float" office:value="327680" table:style-name="ce1">
            <text:p>327680</text:p>
          </table:table-cell>
          <table:table-cell office:value-type="float" office:value="2932468300" table:style-name="ce1">
            <text:p>2932468300</text:p>
          </table:table-cell>
          <table:table-cell office:value-type="float" office:value="34662200" table:style-name="ce1">
            <text:p>34662200</text:p>
          </table:table-cell>
          <table:table-cell office:value-type="float" office:value="11651" table:style-name="ce1">
            <text:p>11651</text:p>
          </table:table-cell>
          <table:table-cell table:number-columns-repeated="16380"/>
        </table:table-row>
        <table:table-row table:style-name="ro1">
          <table:table-cell office:value-type="float" office:value="360448" table:style-name="ce1">
            <text:p>360448</text:p>
          </table:table-cell>
          <table:table-cell office:value-type="float" office:value="3200831100" table:style-name="ce1">
            <text:p>3200831100</text:p>
          </table:table-cell>
          <table:table-cell office:value-type="float" office:value="96198600" table:style-name="ce1">
            <text:p>96198600</text:p>
          </table:table-cell>
          <table:table-cell office:value-type="float" office:value="3405" table:style-name="ce1">
            <text:p>3405</text:p>
          </table:table-cell>
          <table:table-cell table:number-columns-repeated="16380"/>
        </table:table-row>
        <table:table-row table:style-name="ro1">
          <table:table-cell office:value-type="float" office:value="393216" table:style-name="ce1">
            <text:p>393216</text:p>
          </table:table-cell>
          <table:table-cell office:value-type="float" office:value="4979585400" table:style-name="ce1">
            <text:p>4979585400</text:p>
          </table:table-cell>
          <table:table-cell office:value-type="float" office:value="38907800" table:style-name="ce1">
            <text:p>38907800</text:p>
          </table:table-cell>
          <table:table-cell office:value-type="float" office:value="9902" table:style-name="ce1">
            <text:p>9902</text:p>
          </table:table-cell>
          <table:table-cell table:number-columns-repeated="16380"/>
        </table:table-row>
        <table:table-row table:style-name="ro1">
          <table:table-cell office:value-type="float" office:value="425984" table:style-name="ce1">
            <text:p>425984</text:p>
          </table:table-cell>
          <table:table-cell office:value-type="float" office:value="3439371100" table:style-name="ce1">
            <text:p>3439371100</text:p>
          </table:table-cell>
          <table:table-cell office:value-type="float" office:value="31657400" table:style-name="ce1">
            <text:p>31657400</text:p>
          </table:table-cell>
          <table:table-cell office:value-type="float" office:value="5577" table:style-name="ce1">
            <text:p>5577</text:p>
          </table:table-cell>
          <table:table-cell table:number-columns-repeated="16380"/>
        </table:table-row>
        <table:table-row table:style-name="ro1">
          <table:table-cell office:value-type="float" office:value="458752" table:style-name="ce1">
            <text:p>458752</text:p>
          </table:table-cell>
          <table:table-cell office:value-type="float" office:value="4037871700" table:style-name="ce1">
            <text:p>4037871700</text:p>
          </table:table-cell>
          <table:table-cell office:value-type="float" office:value="34308400" table:style-name="ce1">
            <text:p>34308400</text:p>
          </table:table-cell>
          <table:table-cell office:value-type="float" office:value="13443" table:style-name="ce1">
            <text:p>13443</text:p>
          </table:table-cell>
          <table:table-cell table:number-columns-repeated="16380"/>
        </table:table-row>
        <table:table-row table:style-name="ro1">
          <table:table-cell office:value-type="float" office:value="491520" table:style-name="ce1">
            <text:p>491520</text:p>
          </table:table-cell>
          <table:table-cell office:value-type="float" office:value="4091331400" table:style-name="ce1">
            <text:p>4091331400</text:p>
          </table:table-cell>
          <table:table-cell office:value-type="float" office:value="32168700" table:style-name="ce1">
            <text:p>32168700</text:p>
          </table:table-cell>
          <table:table-cell office:value-type="float" office:value="8161" table:style-name="ce1">
            <text:p>8161</text:p>
          </table:table-cell>
          <table:table-cell table:number-columns-repeated="6"/>
          <table:table-cell table:style-name="ce1">
            <draw:frame draw:z-index="3" draw:id="id2" draw:style-name="a2" draw:name="Diagramm 3" svg:x="0.75417in" svg:y="0.1875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1">
          <table:table-cell office:value-type="float" office:value="524288" table:style-name="ce1">
            <text:p>524288</text:p>
          </table:table-cell>
          <table:table-cell office:value-type="float" office:value="4606133800" table:style-name="ce1">
            <text:p>4606133800</text:p>
          </table:table-cell>
          <table:table-cell office:value-type="float" office:value="67193000" table:style-name="ce1">
            <text:p>67193000</text:p>
          </table:table-cell>
          <table:table-cell office:value-type="float" office:value="9563" table:style-name="ce1">
            <text:p>9563</text:p>
          </table:table-cell>
          <table:table-cell table:number-columns-repeated="16380"/>
        </table:table-row>
        <table:table-row table:style-name="ro1">
          <table:table-cell office:value-type="float" office:value="557056" table:style-name="ce1">
            <text:p>557056</text:p>
          </table:table-cell>
          <table:table-cell office:value-type="float" office:value="5241972800" table:style-name="ce1">
            <text:p>5241972800</text:p>
          </table:table-cell>
          <table:table-cell office:value-type="float" office:value="36426700" table:style-name="ce1">
            <text:p>36426700</text:p>
          </table:table-cell>
          <table:table-cell office:value-type="float" office:value="6609" table:style-name="ce1">
            <text:p>6609</text:p>
          </table:table-cell>
          <table:table-cell table:number-columns-repeated="16380"/>
        </table:table-row>
        <table:table-row table:style-name="ro1">
          <table:table-cell office:value-type="float" office:value="589824" table:style-name="ce1">
            <text:p>589824</text:p>
          </table:table-cell>
          <table:table-cell office:value-type="float" office:value="5288435500" table:style-name="ce1">
            <text:p>5288435500</text:p>
          </table:table-cell>
          <table:table-cell office:value-type="float" office:value="34016200" table:style-name="ce1">
            <text:p>34016200</text:p>
          </table:table-cell>
          <table:table-cell office:value-type="float" office:value="6344" table:style-name="ce1">
            <text:p>6344</text:p>
          </table:table-cell>
          <table:table-cell table:number-columns-repeated="16380"/>
        </table:table-row>
        <table:table-row table:style-name="ro1">
          <table:table-cell office:value-type="float" office:value="622592" table:style-name="ce1">
            <text:p>622592</text:p>
          </table:table-cell>
          <table:table-cell office:value-type="float" office:value="5884055400" table:style-name="ce1">
            <text:p>5884055400</text:p>
          </table:table-cell>
          <table:table-cell office:value-type="float" office:value="64906000" table:style-name="ce1">
            <text:p>64906000</text:p>
          </table:table-cell>
          <table:table-cell office:value-type="float" office:value="6752" table:style-name="ce1">
            <text:p>6752</text:p>
          </table:table-cell>
          <table:table-cell table:number-columns-repeated="16380"/>
        </table:table-row>
        <table:table-row table:style-name="ro1">
          <table:table-cell office:value-type="float" office:value="655360" table:style-name="ce1">
            <text:p>655360</text:p>
          </table:table-cell>
          <table:table-cell office:value-type="float" office:value="5647761600" table:style-name="ce1">
            <text:p>5647761600</text:p>
          </table:table-cell>
          <table:table-cell office:value-type="float" office:value="57339000" table:style-name="ce1">
            <text:p>57339000</text:p>
          </table:table-cell>
          <table:table-cell office:value-type="float" office:value="8661" table:style-name="ce1">
            <text:p>8661</text:p>
          </table:table-cell>
          <table:table-cell table:number-columns-repeated="16380"/>
        </table:table-row>
        <table:table-row table:style-name="ro1">
          <table:table-cell office:value-type="float" office:value="688128" table:style-name="ce1">
            <text:p>688128</text:p>
          </table:table-cell>
          <table:table-cell office:value-type="float" office:value="5700860100" table:style-name="ce1">
            <text:p>5700860100</text:p>
          </table:table-cell>
          <table:table-cell office:value-type="float" office:value="78617200" table:style-name="ce1">
            <text:p>78617200</text:p>
          </table:table-cell>
          <table:table-cell office:value-type="float" office:value="6322" table:style-name="ce1">
            <text:p>6322</text:p>
          </table:table-cell>
          <table:table-cell table:number-columns-repeated="16380"/>
        </table:table-row>
        <table:table-row table:style-name="ro1">
          <table:table-cell office:value-type="float" office:value="720896" table:style-name="ce1">
            <text:p>720896</text:p>
          </table:table-cell>
          <table:table-cell office:value-type="float" office:value="6480387700" table:style-name="ce1">
            <text:p>6480387700</text:p>
          </table:table-cell>
          <table:table-cell office:value-type="float" office:value="34086700" table:style-name="ce1">
            <text:p>34086700</text:p>
          </table:table-cell>
          <table:table-cell office:value-type="float" office:value="10979" table:style-name="ce1">
            <text:p>10979</text:p>
          </table:table-cell>
          <table:table-cell table:number-columns-repeated="16380"/>
        </table:table-row>
        <table:table-row table:style-name="ro1">
          <table:table-cell office:value-type="float" office:value="753664" table:style-name="ce1">
            <text:p>753664</text:p>
          </table:table-cell>
          <table:table-cell office:value-type="float" office:value="8768293400" table:style-name="ce1">
            <text:p>8768293400</text:p>
          </table:table-cell>
          <table:table-cell office:value-type="float" office:value="39168100" table:style-name="ce1">
            <text:p>39168100</text:p>
          </table:table-cell>
          <table:table-cell office:value-type="float" office:value="6860" table:style-name="ce1">
            <text:p>6860</text:p>
          </table:table-cell>
          <table:table-cell table:number-columns-repeated="16380"/>
        </table:table-row>
        <table:table-row table:style-name="ro1">
          <table:table-cell office:value-type="float" office:value="786432" table:style-name="ce1">
            <text:p>786432</text:p>
          </table:table-cell>
          <table:table-cell office:value-type="float" office:value="6841181100" table:style-name="ce1">
            <text:p>6841181100</text:p>
          </table:table-cell>
          <table:table-cell office:value-type="float" office:value="62420500" table:style-name="ce1">
            <text:p>62420500</text:p>
          </table:table-cell>
          <table:table-cell office:value-type="float" office:value="6751" table:style-name="ce1">
            <text:p>6751</text:p>
          </table:table-cell>
          <table:table-cell table:number-columns-repeated="16380"/>
        </table:table-row>
        <table:table-row table:style-name="ro1">
          <table:table-cell office:value-type="float" office:value="819200" table:style-name="ce1">
            <text:p>819200</text:p>
          </table:table-cell>
          <table:table-cell office:value-type="float" office:value="6811570000" table:style-name="ce1">
            <text:p>6811570000</text:p>
          </table:table-cell>
          <table:table-cell office:value-type="float" office:value="56239400" table:style-name="ce1">
            <text:p>56239400</text:p>
          </table:table-cell>
          <table:table-cell office:value-type="float" office:value="9703" table:style-name="ce1">
            <text:p>9703</text:p>
          </table:table-cell>
          <table:table-cell table:number-columns-repeated="16380"/>
        </table:table-row>
        <table:table-row table:style-name="ro1">
          <table:table-cell office:value-type="float" office:value="851968" table:style-name="ce1">
            <text:p>851968</text:p>
          </table:table-cell>
          <table:table-cell office:value-type="float" office:value="6943611600" table:style-name="ce1">
            <text:p>6943611600</text:p>
          </table:table-cell>
          <table:table-cell office:value-type="float" office:value="52139900" table:style-name="ce1">
            <text:p>52139900</text:p>
          </table:table-cell>
          <table:table-cell office:value-type="float" office:value="9624" table:style-name="ce1">
            <text:p>9624</text:p>
          </table:table-cell>
          <table:table-cell table:number-columns-repeated="16380"/>
        </table:table-row>
        <table:table-row table:style-name="ro1">
          <table:table-cell office:value-type="float" office:value="884736" table:style-name="ce1">
            <text:p>884736</text:p>
          </table:table-cell>
          <table:table-cell office:value-type="float" office:value="7205510600" table:style-name="ce1">
            <text:p>7205510600</text:p>
          </table:table-cell>
          <table:table-cell office:value-type="float" office:value="50875100" table:style-name="ce1">
            <text:p>50875100</text:p>
          </table:table-cell>
          <table:table-cell office:value-type="float" office:value="26345" table:style-name="ce1">
            <text:p>26345</text:p>
          </table:table-cell>
          <table:table-cell table:number-columns-repeated="16380"/>
        </table:table-row>
        <table:table-row table:style-name="ro1">
          <table:table-cell office:value-type="float" office:value="917504" table:style-name="ce1">
            <text:p>917504</text:p>
          </table:table-cell>
          <table:table-cell office:value-type="float" office:value="7246130900" table:style-name="ce1">
            <text:p>7246130900</text:p>
          </table:table-cell>
          <table:table-cell office:value-type="float" office:value="38233700" table:style-name="ce1">
            <text:p>38233700</text:p>
          </table:table-cell>
          <table:table-cell office:value-type="float" office:value="10022" table:style-name="ce1">
            <text:p>10022</text:p>
          </table:table-cell>
          <table:table-cell table:number-columns-repeated="16380"/>
        </table:table-row>
        <table:table-row table:style-name="ro1">
          <table:table-cell office:value-type="float" office:value="950272" table:style-name="ce1">
            <text:p>950272</text:p>
          </table:table-cell>
          <table:table-cell office:value-type="float" office:value="7573414600" table:style-name="ce1">
            <text:p>7573414600</text:p>
          </table:table-cell>
          <table:table-cell office:value-type="float" office:value="55297900" table:style-name="ce1">
            <text:p>55297900</text:p>
          </table:table-cell>
          <table:table-cell office:value-type="float" office:value="13491" table:style-name="ce1">
            <text:p>13491</text:p>
          </table:table-cell>
          <table:table-cell table:number-columns-repeated="16380"/>
        </table:table-row>
        <table:table-row table:style-name="ro1">
          <table:table-cell office:value-type="float" office:value="983040" table:style-name="ce1">
            <text:p>983040</text:p>
          </table:table-cell>
          <table:table-cell office:value-type="float" office:value="7875776900" table:style-name="ce1">
            <text:p>7875776900</text:p>
          </table:table-cell>
          <table:table-cell office:value-type="float" office:value="44400700" table:style-name="ce1">
            <text:p>44400700</text:p>
          </table:table-cell>
          <table:table-cell office:value-type="float" office:value="10989" table:style-name="ce1">
            <text:p>10989</text:p>
          </table:table-cell>
          <table:table-cell table:number-columns-repeated="16380"/>
        </table:table-row>
        <table:table-row table:style-name="ro1">
          <table:table-cell office:value-type="float" office:value="1015808" table:style-name="ce1">
            <text:p>1015808</text:p>
          </table:table-cell>
          <table:table-cell office:value-type="float" office:value="8326255000" table:style-name="ce1">
            <text:p>8326255000</text:p>
          </table:table-cell>
          <table:table-cell office:value-type="float" office:value="43849600" table:style-name="ce1">
            <text:p>43849600</text:p>
          </table:table-cell>
          <table:table-cell office:value-type="float" office:value="11734" table:style-name="ce1">
            <text:p>11734</text:p>
          </table:table-cell>
          <table:table-cell table:number-columns-repeated="16380"/>
        </table:table-row>
        <table:table-row table:style-name="ro1">
          <table:table-cell office:value-type="float" office:value="1048576" table:style-name="ce1">
            <text:p>1048576</text:p>
          </table:table-cell>
          <table:table-cell office:value-type="float" office:value="8321312300" table:style-name="ce1">
            <text:p>8321312300</text:p>
          </table:table-cell>
          <table:table-cell office:value-type="float" office:value="44537300" table:style-name="ce1">
            <text:p>44537300</text:p>
          </table:table-cell>
          <table:table-cell office:value-type="float" office:value="14256" table:style-name="ce1">
            <text:p>14256</text:p>
          </table:table-cell>
          <table:table-cell table:number-columns-repeated="16380"/>
        </table:table-row>
        <table:table-row table:number-rows-repeated="1048543" table:style-name="ro1">
          <table:table-cell table:number-columns-repeated="16384"/>
        </table:table-row>
      </table:table>
      <table:table table:name="Tabelle2" table:style-name="ta1">
        <table:table-column table:style-name="co5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Tabelle3" table:style-name="ta1">
        <table:table-column table:style-name="co5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Jutta</meta:initial-creator>
    <dc:creator>Jutta</dc:creator>
    <meta:creation-date>2022-08-09T00:32:40Z</meta:creation-date>
    <dc:date>2022-08-09T15:24:01Z</dc:date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regression-type="linear"/>
      <style:graphic-properties draw:fill="none" draw:stroke="solid" svg:stroke-width="0.03125in" svg:stroke-color="#4a7ebb" svg:stroke-opacity="100%" draw:stroke-linejoin="round"/>
    </style:style>
    <style:style style:family="chart" style:name="T000">
      <style:graphic-properties draw:fill="none" draw:stroke="solid" svg:stroke-width="0.01042in" svg:stroke-color="#000000" svg:stroke-opacity="100%" draw:stroke-linejoin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25in" svg:stroke-color="#be4b48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legend chart:legend-position="end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label-cell-address="Tabelle1.$B$1" chart:values-cell-range-address="Tabelle1.$B$2:.$B$33" chart:class="chart:scatter" chart:attached-axis="primary-y" chart:style-name="G0S0">
            <chart:domain table:cell-range-address="Tabelle1.$A$2:.$A$33"/>
            <chart:regression-curve chart:style-name="T000"/>
            <chart:data-point chart:repeated="32"/>
          </chart:series>
          <chart:series chart:label-cell-address="Tabelle1.$C$1" chart:values-cell-range-address="Tabelle1.$C$2:.$C$33" chart:class="chart:scatter" chart:attached-axis="primary-y" chart:style-name="G0S1">
            <chart:domain table:cell-range-address="Tabelle1.$A$2:.$A$33"/>
            <chart:data-point chart:repeated="3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regression-type="logarithmic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25in" svg:stroke-color="#be4b48" svg:stroke-opacity="100%" draw:stroke-linejoin="round"/>
    </style:style>
    <style:style style:family="chart" style:name="T000">
      <style:graphic-properties draw:fill="none" draw:stroke="solid" svg:stroke-width="0.01042in" svg:stroke-color="#000000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legend chart:legend-position="end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label-cell-address="Tabelle1.$C$1" chart:values-cell-range-address="Tabelle1.$C$2:.$C$33" chart:class="chart:scatter" chart:attached-axis="primary-y" chart:style-name="G0S0">
            <chart:domain table:cell-range-address="Tabelle1.$A$2:.$A$33"/>
            <chart:regression-curve chart:style-name="T000"/>
            <chart:data-point chart:repeated="32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25in" svg:stroke-color="#4a7ebb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legend chart:legend-position="end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label-cell-address="Tabelle1.$D$1" chart:values-cell-range-address="Tabelle1.$D$2:.$D$33" chart:class="chart:scatter" chart:attached-axis="primary-y" chart:style-name="G0S0">
            <chart:domain table:cell-range-address="Tabelle1.$A$2:.$A$33"/>
            <chart:data-point chart:repeated="32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